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min-height="4.777cm" fo:min-width="2.49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2.8cm" fo:min-width="2.548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2.037cm" fo:min-width="2.548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4.831cm" fo:min-width="4.58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5" style:family="graphic" style:parent-style-name="standard">
      <style:graphic-properties svg:stroke-color="#000000" svg:stroke-linecap="round" draw:fill-color="#ffffff" draw:textarea-vertical-align="middle" draw:auto-grow-height="false" fo:min-height="1.35cm" fo:min-width="3.404cm"/>
    </style:style>
    <style:style style:name="gr16" style:family="graphic" style:parent-style-name="standard">
      <style:graphic-properties svg:stroke-color="#000000" draw:fill-color="#ffffff" draw:textarea-vertical-align="middle" draw:auto-grow-height="false" fo:min-height="1.277cm" fo:min-width="3.822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7.8999996185303pt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font-size="21.8999996185303pt" style:font-size-asian="22pt" style:font-size-complex="22pt"/>
    </style:style>
    <style:style style:name="P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style:text-position="-33% 58%" style:font-name="Liberation Sans" fo:font-size="16pt" style:font-name-asian="Liberation Sans3" style:font-size-asian="16pt" style:font-name-complex="Liberation Sans3" style:font-size-complex="16pt"/>
    </style:style>
    <style:style style:name="T4" style:family="text">
      <style:text-properties style:text-position="0% 100%" style:font-name="Liberation Sans" fo:font-size="16pt" style:font-name-asian="Liberation Sans3" style:font-size-asian="16pt" style:font-name-complex="Liberation Sans3" style:font-size-complex="16pt"/>
    </style:style>
    <style:style style:name="T5" style:family="text">
      <style:text-properties style:text-position="-33% 58%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-33% 58%" style:font-name="Liberation Sans3" fo:font-size="16pt" style:font-name-asian="Liberation Sans3" style:font-size-asian="16pt" style:font-name-complex="Liberation Sans3" style:font-size-complex="16pt"/>
    </style:style>
    <style:style style:name="T8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9" style:family="text">
      <style:text-properties style:text-position="-33% 58%" style:font-name="Liberation Sans" fo:font-size="22pt" style:font-name-asian="Liberation Sans3" style:font-size-asian="22pt" style:font-name-complex="Liberation Sans3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047cm" svg:height="5.079cm" svg:x="6.109cm" svg:y="5.6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7cm" svg:height="5.079cm" svg:x="17.272cm" svg:y="5.6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2.305cm" svg:x="6.448cm" svg:y="10.992cm">
          <draw:text-box>
            <text:p><text:span text:style-name="T1">Source</text:span></text:p>
          </draw:text-box>
        </draw:frame>
        <draw:frame draw:style-name="gr3" draw:text-style-name="P2" draw:layer="layout" svg:width="2.54cm" svg:height="1.326cm" svg:x="17.724cm" svg:y="11.036cm">
          <draw:text-box>
            <text:p><text:span text:style-name="T1">Drain</text:span></text:p>
          </draw:text-box>
        </draw:frame>
        <draw:custom-shape draw:style-name="gr4" draw:text-style-name="P3" draw:layer="layout" svg:width="3.048cm" svg:height="3.05cm" svg:x="6.108cm" svg:y="7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2.287cm" svg:x="17.27cm" svg:y="8.3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5.081cm" svg:x="10.666cm" svg:y="5.6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34cm" svg:height="2.305cm" svg:x="10.639cm" svg:y="4.586cm">
          <draw:text-box>
            <text:p><text:span text:style-name="T1">Scattering region</text:span></text:p>
          </draw:text-box>
        </draw:frame>
        <draw:line draw:style-name="gr7" draw:text-style-name="P5" draw:layer="layout" svg:x1="12.443cm" svg:y1="8.081cm" svg:x2="13.967cm" svg:y2="8.081cm">
          <text:p/>
        </draw:line>
        <draw:frame draw:style-name="gr2" draw:text-style-name="P2" draw:layer="layout" svg:width="0.862cm" svg:height="2.305cm" svg:x="12.852cm" svg:y="7.084cm">
          <draw:text-box>
            <text:p><text:span text:style-name="T1">ɛ​</text:span></text:p>
          </draw:text-box>
        </draw:frame>
        <draw:frame draw:style-name="gr8" draw:text-style-name="P6" draw:layer="layout" svg:width="1.999cm" svg:height="1cm" svg:x="13.052cm" svg:y="8.4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7" draw:layer="layout" svg:width="2.632cm" svg:height="1.014cm" svg:x="15.548cm" svg:y="8.69cm">
          <draw:text-box>
            <text:p><text:span text:style-name="T2">γ</text:span><text:span text:style-name="T3">R</text:span><text:span text:style-name="T4">f</text:span><text:span text:style-name="T5">R</text:span><text:span text:style-name="T6">/</text:span><text:span text:style-name="T2">ħ</text:span></text:p>
          </draw:text-box>
        </draw:frame>
        <draw:frame draw:style-name="gr10" draw:text-style-name="P7" draw:layer="layout" svg:width="2.286cm" svg:height="1.274cm" svg:x="9.906cm" svg:y="8.334cm">
          <draw:text-box>
            <text:p><text:span text:style-name="T2">γ</text:span><text:span text:style-name="T3">L</text:span><text:span text:style-name="T4">N</text:span><text:span text:style-name="T6">/</text:span><text:span text:style-name="T2">ħ</text:span></text:p>
          </draw:text-box>
        </draw:frame>
        <draw:frame draw:style-name="gr11" draw:text-style-name="P7" draw:layer="layout" svg:width="2.286cm" svg:height="1.056cm" svg:x="15.548cm" svg:y="5.926cm">
          <draw:text-box>
            <text:p><text:span text:style-name="T2">γ</text:span><text:span text:style-name="T7">R</text:span><text:span text:style-name="T4">N</text:span><text:span text:style-name="T6">/</text:span><text:span text:style-name="T2">ħ</text:span></text:p>
          </draw:text-box>
        </draw:frame>
        <draw:frame draw:style-name="gr12" draw:text-style-name="P8" draw:layer="layout" svg:width="1.27cm" svg:height="2.994cm" svg:x="4.67cm" svg:y="7.579cm">
          <draw:text-box>
            <text:p><text:span text:style-name="T8">μ</text:span><text:span text:style-name="T9">L</text:span></text:p>
          </draw:text-box>
        </draw:frame>
        <draw:frame draw:style-name="gr13" draw:text-style-name="P8" draw:layer="layout" svg:width="1.523cm" svg:height="1.798cm" svg:x="20.825cm" svg:y="7.581cm">
          <draw:text-box>
            <text:p><text:span text:style-name="T8">μ</text:span><text:span text:style-name="T9">R</text:span></text:p>
          </draw:text-box>
        </draw:frame>
        <draw:frame draw:style-name="gr14" draw:text-style-name="P7" draw:layer="layout" svg:width="2.274cm" svg:height="1.641cm" svg:x="8.956cm" svg:y="5.471cm">
          <draw:text-box>
            <text:p><text:span text:style-name="T2">γ</text:span><text:span text:style-name="T3">L</text:span><text:span text:style-name="T4">f</text:span><text:span text:style-name="T5">L</text:span><text:span text:style-name="T6">/</text:span><text:span text:style-name="T2">ħ</text:span></text:p>
          </draw:text-box>
        </draw:frame>
        <draw:custom-shape draw:style-name="gr15" draw:text-style-name="P1" draw:layer="layout" svg:width="3.904cm" svg:height="1.599cm" svg:x="14.13cm" svg:y="6.79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4.321cm" svg:height="1.526cm" draw:transform="rotate (-3.14159265358979) translate (12.7cm 9.6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4.321cm" svg:height="1.526cm" svg:x="8.108cm" svg:y="6.282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3.904cm" svg:height="1.599cm" draw:transform="rotate (-3.14159265358979) translate (18.18cm 10.19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4cm" presentation:class="title" presentation:placeholder="true">
        <draw:text-box/>
      </draw:frame>
      <draw:frame presentation:style-name="Default-outline1" draw:layer="backgroundobjects" svg:width="25.199cm" svg:height="12.179cm" svg:x="1.399cm" svg:y="4.91cm" presentation:class="outline" presentation:placeholder="true">
        <draw:text-box/>
      </draw:frame>
      <draw:frame presentation:style-name="Mpr1" draw:text-style-name="MP2" draw:layer="backgroundobjects" svg:width="6.523cm" svg:height="1.45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5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5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6:49:34.407511401</meta:creation-date>
    <dc:date>2017-11-14T11:08:27.648437282</dc:date>
    <meta:editing-duration>PT23M13S</meta:editing-duration>
    <meta:editing-cycles>7</meta:editing-cycles>
    <meta:generator>LibreOffice/5.0.4.2$Linux_X86_64 LibreOffice_project/00m0$Build-2</meta:generator>
    <meta:document-statistic meta:object-count="44"/>
  </office:meta>
</office:document-meta>
</file>

<file path=Object 1/content.xml><?xml version="1.0" encoding="utf-8"?>
<math xmlns="http://www.w3.org/1998/Math/MathML" display="block"/>
</file>